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DF000001D64F7A6FA8.png" manifest:media-type="image/png"/>
  <manifest:file-entry manifest:full-path="Pictures/1000000000000562000001D5497DA007.jpg" manifest:media-type="image/jpeg"/>
  <manifest:file-entry manifest:full-path="Pictures/10000000000004DF000001D6E646896F.png" manifest:media-type="image/png"/>
  <manifest:file-entry manifest:full-path="Pictures/1000000000000562000001D587D5A3A5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맑은 고딕" svg:font-family="'맑은 고딕'" style:font-family-generic="system" style:font-pitch="variable"/>
    <style:font-face style:name="바탕" svg:font-family="바탕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1" draw:layer="layout" svg:width="26.394cm" svg:height="9.947cm" svg:x="0.784cm" svg:y="2.888cm">
          <draw:image xlink:href="Pictures/10000000000004DF000001D64F7A6FA8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draw:style-name="gr1" draw:text-style-name="P1" draw:layer="layout" svg:width="27.999cm" svg:height="9.528cm" svg:x="-0.019cm" svg:y="3.098cm">
          <draw:image xlink:href="Pictures/1000000000000562000001D5497DA007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draw:style-name="gr1" draw:text-style-name="P1" draw:layer="layout" svg:width="26.394cm" svg:height="9.947cm" svg:x="0.784cm" svg:y="2.888cm">
          <draw:image xlink:href="Pictures/10000000000004DF000001D6E646896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draw:style-name="gr1" draw:text-style-name="P1" draw:layer="layout" svg:width="27.999cm" svg:height="9.528cm" svg:x="-0.019cm" svg:y="2.707cm">
          <draw:image xlink:href="Pictures/1000000000000562000001D587D5A3A5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맑은 고딕" svg:font-family="'맑은 고딕'" style:font-family-generic="system" style:font-pitch="variable"/>
    <style:font-face style:name="바탕" svg:font-family="바탕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바탕" fo:font-size="24pt" fo:language="en" fo:country="US" style:font-name-asian="맑은 고딕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맑은 고딕" style:font-family-asian="'맑은 고딕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맑은 고딕" style:font-family-asian="'맑은 고딕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맑은 고딕" style:font-family-asian="'맑은 고딕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맑은 고딕" style:font-family-asian="'맑은 고딕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맑은 고딕" style:font-family-asian="'맑은 고딕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1-22T16:12:41.321000000</meta:creation-date>
    <dc:date>2024-11-22T16:19:15.477000000</dc:date>
    <meta:editing-duration>PT6M33S</meta:editing-duration>
    <meta:editing-cycles>2</meta:editing-cycles>
    <meta:generator>LibreOffice/24.2.1.2$Windows_X86_64 LibreOffice_project/db4def46b0453cc22e2d0305797cf981b68ef5ac</meta:generator>
    <meta:document-statistic meta:object-count="33"/>
  </office:meta>
</office:document-meta>
</file>